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sans-serif" svg:font-family="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5bcbb" officeooo:paragraph-rsid="0015bcbb"/>
    </style:style>
    <style:style style:name="P2" style:family="paragraph" style:parent-style-name="Standard">
      <style:paragraph-properties fo:text-align="center" style:justify-single-word="false"/>
      <style:text-properties officeooo:rsid="0015bcbb" officeooo:paragraph-rsid="0015bcbb"/>
    </style:style>
    <style:style style:name="P3" style:family="paragraph" style:parent-style-name="Standard">
      <style:paragraph-properties fo:text-align="start" style:justify-single-word="false"/>
      <style:text-properties officeooo:rsid="0015bcbb" officeooo:paragraph-rsid="0015bcbb"/>
    </style:style>
    <style:style style:name="P4" style:family="paragraph" style:parent-style-name="Standard">
      <style:paragraph-properties fo:text-align="center" style:justify-single-word="false"/>
      <style:text-properties fo:font-weight="bold" officeooo:rsid="0015bcbb" officeooo:paragraph-rsid="0015bcbb" style:font-weight-asian="bold" style:font-weight-complex="bold"/>
    </style:style>
    <style:style style:name="P5" style:family="paragraph" style:parent-style-name="Standard">
      <style:paragraph-properties fo:text-align="center" style:justify-single-word="false"/>
      <style:text-properties fo:font-weight="bold" officeooo:rsid="00163285" officeooo:paragraph-rsid="00163285" style:font-weight-asian="bold" style:font-weight-complex="bold"/>
    </style:style>
    <style:style style:name="P6" style:family="paragraph" style:parent-style-name="Standard">
      <style:paragraph-properties fo:text-align="center" style:justify-single-word="false"/>
      <style:text-properties fo:font-weight="bold" officeooo:rsid="00177dab" officeooo:paragraph-rsid="00177dab" style:font-weight-asian="bold" style:font-weight-complex="bold"/>
    </style:style>
    <style:style style:name="P7" style:family="paragraph" style:parent-style-name="Standard">
      <style:paragraph-properties fo:text-align="center" style:justify-single-word="false"/>
      <style:text-properties fo:font-weight="bold" officeooo:rsid="00178635" officeooo:paragraph-rsid="00178635" style:font-weight-asian="bold" style:font-weight-complex="bold"/>
    </style:style>
    <style:style style:name="P8" style:family="paragraph" style:parent-style-name="Standard">
      <style:paragraph-properties fo:text-align="center" style:justify-single-word="false"/>
      <style:text-properties style:font-name="aakar" fo:font-size="12pt" fo:font-weight="bold" officeooo:paragraph-rsid="0015bcbb" style:font-size-asian="12pt" style:font-weight-asian="bold" style:font-size-complex="12pt" style:font-weight-complex="bold"/>
    </style:style>
    <style:style style:name="P9" style:family="paragraph" style:parent-style-name="Standard" style:list-style-name="L2">
      <style:paragraph-properties fo:text-align="start" style:justify-single-word="false"/>
      <style:text-properties fo:font-weight="normal" officeooo:rsid="00177dab" officeooo:paragraph-rsid="00177dab" style:font-weight-asian="normal" style:font-weight-complex="normal"/>
    </style:style>
    <style:style style:name="P10" style:family="paragraph" style:parent-style-name="Standard">
      <style:paragraph-properties fo:text-align="start" style:justify-single-word="false"/>
      <style:text-properties fo:font-weight="normal" officeooo:rsid="00177dab" officeooo:paragraph-rsid="00177dab" style:font-weight-asian="normal" style:font-weight-complex="normal"/>
    </style:style>
    <style:style style:name="P11" style:family="paragraph" style:parent-style-name="Standard" style:list-style-name="L6">
      <style:paragraph-properties fo:text-align="start" style:justify-single-word="false"/>
      <style:text-properties fo:font-weight="normal" officeooo:rsid="00178635" officeooo:paragraph-rsid="00178635" style:font-weight-asian="normal" style:font-weight-complex="normal"/>
    </style:style>
    <style:style style:name="P12" style:family="paragraph" style:parent-style-name="Standard" style:list-style-name="L3">
      <style:text-properties officeooo:paragraph-rsid="00178635"/>
    </style:style>
    <style:style style:name="P13" style:family="paragraph" style:parent-style-name="Standard" style:list-style-name="L4">
      <style:paragraph-properties fo:text-align="start" style:justify-single-word="false"/>
      <style:text-properties officeooo:paragraph-rsid="00178635"/>
    </style:style>
    <style:style style:name="T1" style:family="text">
      <style:text-properties officeooo:rsid="0015bcbb"/>
    </style:style>
    <style:style style:name="T2" style:family="text">
      <style:text-properties officeooo:rsid="00163285"/>
    </style:style>
    <style:style style:name="T3" style:family="text">
      <style:text-properties officeooo:rsid="00178635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Title : <text:tab/><text:tab/>Similarity-aware Channel Pruning -</text:p>
      <text:p text:style-name="P4">Students:<text:tab/> <text:s/>Bhagyashri Bhamare(181IT111) &amp; </text:p>
      <text:p text:style-name="P4"><text:tab/><text:tab/>Gagandeep KN (181IT215)</text:p>
      <text:p text:style-name="P1"/>
      <text:p text:style-name="P1"/>
      <text:list xml:id="list2702068832" text:style-name="L3">
        <text:list-item>
          <text:p text:style-name="P12"><text:span text:style-name="T1">Done the alocated task to them and perform all the changes I asked in the final report. </text:span></text:p>
        </text:list-item>
        <text:list-item>
          <text:p text:style-name="P12"><text:span text:style-name="T1">Report is not good.</text:span></text:p>
        </text:list-item>
        <text:list-item>
          <text:p text:style-name="P12"><text:span text:style-name="T1">This work can be consider in the paper writing.</text:span></text:p>
        </text:list-item>
      </text:list>
      <text:p text:style-name="P1"/>
      <text:p text:style-name="P1"/>
      <text:p text:style-name="P1"/>
      <text:p text:style-name="P1"/>
      <text:p text:style-name="P8"><text:span text:style-name="T1">Title: </text:span>Structured Pruning in CNN</text:p>
      <text:p text:style-name="P8"><text:span text:style-name="T1">Students: </text:span>Ritik Pansuriya (181IT237)</text:p>
      <text:p text:style-name="P8"><text:span text:style-name="T1"><text:s text:c="13"/>Naman Vijayvargiya (181IT129)</text:span></text:p>
      <text:p text:style-name="P2"/>
      <text:p text:style-name="P2"/>
      <text:list xml:id="list799853421" text:style-name="L4">
        <text:list-item>
          <text:p text:style-name="P13"><text:span text:style-name="T1">Done the alocated task to them and perform all the changes I asked in the final report. </text:span></text:p>
        </text:list-item>
        <text:list-item>
          <text:p text:style-name="P13"><text:span text:style-name="T1">Performed 3 method for salience based pruning</text:span></text:p>
        </text:list-item>
        <text:list-item>
          <text:p text:style-name="P13"><text:span text:style-name="T1">Paper can be written on comparative study on this methods</text:span></text:p>
        </text:list-item>
      </text:list>
      <text:p text:style-name="P3"/>
      <text:p text:style-name="P3"/>
      <text:p text:style-name="P3"/>
      <text:p text:style-name="P4"><text:span text:style-name="T2">Title : </text:span>Deep Compression of Deep Neural Network</text:p>
      <text:p text:style-name="P5">Students: Tanmaiyh Tentu (181IT249)</text:p>
      <text:p text:style-name="P5"><text:s text:c="12"/>Yash Parakh (181IT253)</text:p>
      <text:p text:style-name="P5"/>
      <text:list xml:id="list1308743535" text:style-name="L2">
        <text:list-item>
          <text:p text:style-name="P9">Done minimum work</text:p>
        </text:list-item>
        <text:list-item>
          <text:p text:style-name="P9">Report is not good</text:p>
        </text:list-item>
        <text:list-item>
          <text:p text:style-name="P9">This work implemented the base paper and did not done anything new</text:p>
        </text:list-item>
      </text:list>
      <text:p text:style-name="P10"/>
      <text:p text:style-name="P10"/>
      <text:p text:style-name="P10"/>
      <text:p text:style-name="P10"/>
      <text:p text:style-name="P6">Titel: Comparative study <text:span text:style-name="T3">of several pruning technique on RNN</text:span></text:p>
      <text:p text:style-name="P7">Students: Asis Kumar Rout (181IT108)</text:p>
      <text:p text:style-name="P7"><text:s text:c="17"/>Sagar Choudhury (181IT140)</text:p>
      <text:p text:style-name="P7"/>
      <text:list xml:id="list1525416650" text:style-name="L6">
        <text:list-item>
          <text:p text:style-name="P11">Done comparative studies on pruning by implementing paper of 2 dataset</text:p>
        </text:list-item>
        <text:list-item>
          <text:p text:style-name="P11">The work can be present as a good surve paper for a conference.</text:p>
        </text:list-item>
      </text:list>
      <text:p text:style-name="P3"/>
      <text:p text:style-name="P3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sans-serif" svg:font-family="sans-serif"/>
    <style:font-face style:name="Likhan" svg:font-family="Likhan" style:font-pitch="variable"/>
    <style:font-face style:name="aakar" svg:font-family="aak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4-04T08:28:29.620251279</meta:creation-date>
    <dc:date>2022-04-04T09:20:50.159694465</dc:date>
    <meta:editing-duration>PT9M20S</meta:editing-duration>
    <meta:editing-cycles>1</meta:editing-cycles>
    <meta:document-statistic meta:table-count="0" meta:image-count="0" meta:object-count="0" meta:page-count="1" meta:paragraph-count="23" meta:word-count="175" meta:character-count="1077" meta:non-whitespace-character-count="885"/>
    <meta:generator>LibreOffice/6.4.7.2$Linux_X86_64 LibreOffice_project/40$Build-2</meta:generator>
  </office:meta>
</office:document-meta>
</file>